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erif"/>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Mono"/>
    </style:style>
    <style:style style:name="P2" style:family="paragraph" style:parent-style-name="Standard">
      <style:text-properties style:font-name="Ubuntu Mono" officeooo:paragraph-rsid="0021e539"/>
    </style:style>
    <style:style style:name="P3" style:family="paragraph" style:parent-style-name="Standard">
      <style:text-properties style:font-name="Ubuntu Mono" officeooo:paragraph-rsid="0020f29b"/>
    </style:style>
    <style:style style:name="P4" style:family="paragraph" style:parent-style-name="Standard">
      <style:text-properties style:font-name="Ubuntu Mono" officeooo:rsid="0021e539" officeooo:paragraph-rsid="0021e539"/>
    </style:style>
    <style:style style:name="P5" style:family="paragraph" style:parent-style-name="Standard">
      <style:text-properties style:font-name="Ubuntu Mono" fo:font-weight="bold" style:font-weight-asian="bold" style:font-weight-complex="bold"/>
    </style:style>
    <style:style style:name="P6" style:family="paragraph" style:parent-style-name="Standard">
      <style:text-properties style:font-name="Ubuntu Mono" fo:font-weight="bold" officeooo:rsid="0021e539" officeooo:paragraph-rsid="0021e539" style:font-weight-asian="bold" style:font-weight-complex="bold"/>
    </style:style>
    <style:style style:name="P7" style:family="paragraph" style:parent-style-name="Standard">
      <style:text-properties style:font-name="Ubuntu Mono" fo:font-weight="bold" officeooo:rsid="0008f2f8" officeooo:paragraph-rsid="0008f2f8" style:font-weight-asian="bold" style:font-weight-complex="bold"/>
    </style:style>
    <style:style style:name="P8" style:family="paragraph" style:parent-style-name="Standard">
      <style:text-properties style:font-name="Ubuntu Mono" fo:font-weight="bold" officeooo:rsid="00174441" officeooo:paragraph-rsid="00174441" style:font-weight-asian="bold" style:font-weight-complex="bold"/>
    </style:style>
    <style:style style:name="P9" style:family="paragraph" style:parent-style-name="Standard">
      <style:text-properties style:font-name="Ubuntu Mono" fo:font-size="12pt" style:text-underline-style="none" fo:font-weight="normal" officeooo:rsid="0020f29b" officeooo:paragraph-rsid="0020f29b" style:font-weight-asian="normal" style:font-weight-complex="normal"/>
    </style:style>
    <style:style style:name="P10" style:family="paragraph" style:parent-style-name="Standard">
      <style:text-properties style:font-name="Ubuntu Mono" fo:font-size="12pt" style:text-underline-style="none" fo:font-weight="normal" officeooo:rsid="001ef5b2" officeooo:paragraph-rsid="001ef5b2" style:font-weight-asian="normal" style:font-weight-complex="normal"/>
    </style:style>
    <style:style style:name="P11" style:family="paragraph" style:parent-style-name="Standard">
      <style:text-properties style:font-name="Ubuntu Mono" fo:font-size="12pt" style:text-underline-style="none" fo:font-weight="bold" officeooo:rsid="001ef5b2" officeooo:paragraph-rsid="001ef5b2" style:font-weight-asian="bold" style:font-weight-complex="bold"/>
    </style:style>
    <style:style style:name="P12" style:family="paragraph" style:parent-style-name="Standard">
      <style:text-properties style:font-name="Ubuntu Mono" fo:font-size="12pt" fo:font-weight="normal" officeooo:rsid="001b7aba" officeooo:paragraph-rsid="001ef5b2" style:font-weight-asian="normal" style:font-weight-complex="normal"/>
    </style:style>
    <style:style style:name="P13" style:family="paragraph" style:parent-style-name="Standard">
      <style:text-properties style:font-name="Ubuntu Mono" fo:font-size="12pt" fo:font-weight="normal" officeooo:rsid="001b7aba" officeooo:paragraph-rsid="001b7aba" style:font-weight-asian="normal" style:font-weight-complex="normal"/>
    </style:style>
    <style:style style:name="P14" style:family="paragraph" style:parent-style-name="Standard">
      <style:text-properties style:font-name="Ubuntu Mono" fo:font-size="12pt" fo:font-weight="normal" officeooo:rsid="001ef5b2" officeooo:paragraph-rsid="001ef5b2" style:font-weight-asian="normal" style:font-weight-complex="normal"/>
    </style:style>
    <style:style style:name="P15" style:family="paragraph" style:parent-style-name="Standard">
      <style:text-properties style:font-name="Ubuntu Mono" fo:font-size="12pt" fo:font-weight="normal" officeooo:rsid="0021e539" officeooo:paragraph-rsid="0021e539" style:font-weight-asian="normal" style:font-weight-complex="normal"/>
    </style:style>
    <style:style style:name="P16" style:family="paragraph" style:parent-style-name="Standard">
      <style:text-properties style:font-name="Ubuntu Mono" fo:font-size="12pt" fo:font-weight="normal" officeooo:rsid="00257794" officeooo:paragraph-rsid="00257794" style:font-weight-asian="normal" style:font-weight-complex="normal"/>
    </style:style>
    <style:style style:name="P17" style:family="paragraph" style:parent-style-name="Standard">
      <style:text-properties style:font-name="Ubuntu Mono" fo:font-size="12pt" officeooo:rsid="0018910b" officeooo:paragraph-rsid="0018910b"/>
    </style:style>
    <style:style style:name="P18" style:family="paragraph" style:parent-style-name="Standard">
      <style:text-properties style:font-name="Ubuntu Mono" fo:font-size="12pt" fo:font-weight="bold" officeooo:rsid="0018910b" officeooo:paragraph-rsid="0018910b" style:font-weight-asian="bold" style:font-weight-complex="bold"/>
    </style:style>
    <style:style style:name="P19" style:family="paragraph" style:parent-style-name="Standard">
      <style:text-properties style:font-name="Ubuntu Mono" fo:font-size="12pt" fo:font-weight="bold" officeooo:rsid="001a1bfc" officeooo:paragraph-rsid="001a1bfc" style:font-weight-asian="bold" style:font-weight-complex="bold"/>
    </style:style>
    <style:style style:name="P20" style:family="paragraph" style:parent-style-name="Standard">
      <style:text-properties style:font-name="Ubuntu Mono" fo:font-size="12pt" fo:font-weight="bold" officeooo:rsid="0021e539" officeooo:paragraph-rsid="0021e539" style:font-weight-asian="bold" style:font-weight-complex="bold"/>
    </style:style>
    <style:style style:name="P21" style:family="paragraph" style:parent-style-name="Standard">
      <style:text-properties style:font-name="Ubuntu Mono" fo:font-size="12pt" fo:font-weight="bold" officeooo:rsid="001b7aba" officeooo:paragraph-rsid="001ef5b2" style:font-weight-asian="bold" style:font-weight-complex="bold"/>
    </style:style>
    <style:style style:name="P22" style:family="paragraph" style:parent-style-name="Standard">
      <style:text-properties style:font-name="Ubuntu Mono" fo:font-size="12pt" officeooo:rsid="001a1bfc" officeooo:paragraph-rsid="001a1bfc"/>
    </style:style>
    <style:style style:name="P23" style:family="paragraph" style:parent-style-name="Standard">
      <style:text-properties style:font-name="Ubuntu Mono" fo:font-size="12pt" officeooo:rsid="001a1bfc" officeooo:paragraph-rsid="001a2d10"/>
    </style:style>
    <style:style style:name="P24" style:family="paragraph" style:parent-style-name="Standard">
      <style:text-properties style:font-name="Ubuntu Mono" fo:font-size="12pt" officeooo:rsid="001a2d10" officeooo:paragraph-rsid="001a2d10"/>
    </style:style>
    <style:style style:name="P25" style:family="paragraph" style:parent-style-name="Standard">
      <style:text-properties style:font-name="Ubuntu Mono" fo:font-size="12pt" officeooo:rsid="001b4fe1" officeooo:paragraph-rsid="001b4fe1"/>
    </style:style>
    <style:style style:name="P26" style:family="paragraph" style:parent-style-name="Standard">
      <style:text-properties style:font-name="Ubuntu Mono" fo:font-size="12pt" officeooo:rsid="001b7aba" officeooo:paragraph-rsid="001d2efe"/>
    </style:style>
    <style:style style:name="P27" style:family="paragraph" style:parent-style-name="Standard">
      <style:text-properties style:font-name="Ubuntu Mono" fo:font-size="12pt" officeooo:rsid="001b7aba" officeooo:paragraph-rsid="001b7aba"/>
    </style:style>
    <style:style style:name="P28" style:family="paragraph" style:parent-style-name="Standard">
      <style:text-properties style:font-name="Ubuntu Mono" officeooo:rsid="0008f2f8" officeooo:paragraph-rsid="0008f2f8"/>
    </style:style>
    <style:style style:name="P29" style:family="paragraph" style:parent-style-name="Standard">
      <style:text-properties style:font-name="Ubuntu Mono" fo:font-style="normal" officeooo:rsid="000ae3bc" officeooo:paragraph-rsid="0008f2f8" style:font-style-asian="normal" style:font-style-complex="normal"/>
    </style:style>
    <style:style style:name="P30" style:family="paragraph" style:parent-style-name="Standard">
      <style:text-properties style:font-name="Ubuntu Mono" fo:font-style="normal" officeooo:rsid="000ae3bc" officeooo:paragraph-rsid="000ae3bc" style:font-style-asian="normal" style:font-style-complex="normal"/>
    </style:style>
    <style:style style:name="P31" style:family="paragraph" style:parent-style-name="Standard">
      <style:text-properties style:font-name="Ubuntu Mono" fo:font-style="normal" officeooo:rsid="000c845d" officeooo:paragraph-rsid="000c845d" style:font-style-asian="normal" style:font-style-complex="normal"/>
    </style:style>
    <style:style style:name="P32" style:family="paragraph" style:parent-style-name="Standard">
      <style:text-properties style:font-name="Ubuntu Mono" fo:font-style="normal" officeooo:rsid="000e6ae8" officeooo:paragraph-rsid="000e6ae8" style:font-style-asian="normal" style:font-style-complex="normal"/>
    </style:style>
    <style:style style:name="P33" style:family="paragraph" style:parent-style-name="Standard">
      <style:text-properties style:font-name="Ubuntu Mono" fo:font-style="normal" officeooo:rsid="00106901" officeooo:paragraph-rsid="00106901" style:font-style-asian="normal" style:font-style-complex="normal"/>
    </style:style>
    <style:style style:name="P34" style:family="paragraph" style:parent-style-name="Standard">
      <style:text-properties style:font-name="Ubuntu Mono" fo:font-style="normal" officeooo:rsid="00120e61" officeooo:paragraph-rsid="00120e61" style:font-style-asian="normal" style:font-style-complex="normal"/>
    </style:style>
    <style:style style:name="P35" style:family="paragraph" style:parent-style-name="Standard">
      <style:text-properties style:font-name="Ubuntu Mono" fo:font-style="normal" officeooo:rsid="0013a601" officeooo:paragraph-rsid="0013a601" style:font-style-asian="normal" style:font-style-complex="normal"/>
    </style:style>
    <style:style style:name="P36" style:family="paragraph" style:parent-style-name="Standard">
      <style:text-properties style:font-name="Ubuntu Mono" fo:font-style="normal" officeooo:rsid="001545bf" officeooo:paragraph-rsid="001545bf" style:font-style-asian="normal" style:font-style-complex="normal"/>
    </style:style>
    <style:style style:name="P37" style:family="paragraph" style:parent-style-name="Standard">
      <style:text-properties style:font-name="Ubuntu Mono" fo:font-style="normal" officeooo:rsid="00174441" officeooo:paragraph-rsid="00174441" style:font-style-asian="normal" style:font-style-complex="normal"/>
    </style:style>
    <style:style style:name="P38" style:family="paragraph" style:parent-style-name="Standard">
      <style:text-properties style:font-name="Ubuntu Mono" fo:font-style="normal" officeooo:rsid="0018910b" officeooo:paragraph-rsid="00174441" style:font-style-asian="normal" style:font-style-complex="normal"/>
    </style:style>
    <style:style style:name="P39" style:family="paragraph" style:parent-style-name="Standard">
      <style:text-properties style:font-name="Ubuntu Mono" fo:font-style="normal" fo:font-weight="bold" officeooo:rsid="000ae3bc" officeooo:paragraph-rsid="000ae3bc" style:font-style-asian="normal" style:font-weight-asian="bold" style:font-style-complex="normal" style:font-weight-complex="bold"/>
    </style:style>
    <style:style style:name="P40" style:family="paragraph" style:parent-style-name="Standard">
      <style:text-properties style:font-name="Ubuntu Mono" fo:font-style="normal" fo:font-weight="bold" officeooo:rsid="000c845d" officeooo:paragraph-rsid="000c845d" style:font-style-asian="normal" style:font-weight-asian="bold" style:font-style-complex="normal" style:font-weight-complex="bold"/>
    </style:style>
    <style:style style:name="P41" style:family="paragraph" style:parent-style-name="Standard">
      <style:text-properties style:font-name="Ubuntu Mono" fo:font-style="normal" fo:font-weight="bold" officeooo:rsid="000e6ae8" officeooo:paragraph-rsid="000e6ae8" style:font-style-asian="normal" style:font-weight-asian="bold" style:font-style-complex="normal" style:font-weight-complex="bold"/>
    </style:style>
    <style:style style:name="P42" style:family="paragraph" style:parent-style-name="Standard">
      <style:text-properties style:font-name="Ubuntu Mono" fo:font-style="normal" fo:font-weight="bold" officeooo:rsid="0013a601" officeooo:paragraph-rsid="0013a601" style:font-style-asian="normal" style:font-weight-asian="bold" style:font-style-complex="normal" style:font-weight-complex="bold"/>
    </style:style>
    <style:style style:name="P43" style:family="paragraph" style:parent-style-name="Standard">
      <style:text-properties style:font-name="Ubuntu Mono" officeooo:rsid="00120e61" officeooo:paragraph-rsid="00120e61"/>
    </style:style>
    <style:style style:name="P44" style:family="paragraph" style:parent-style-name="Standard">
      <style:text-properties style:font-name="Ubuntu Mono" officeooo:rsid="0018910b" officeooo:paragraph-rsid="0018910b"/>
    </style:style>
    <style:style style:name="P45" style:family="paragraph" style:parent-style-name="Standard">
      <style:text-properties style:font-name="Ubuntu Mono" fo:font-weight="normal" officeooo:rsid="0021f268" officeooo:paragraph-rsid="0021f268" style:font-weight-asian="normal" style:font-weight-complex="normal"/>
    </style:style>
    <style:style style:name="P46" style:family="paragraph" style:parent-style-name="Text_20_body">
      <style:text-properties style:font-name="Ubuntu Mono" officeooo:rsid="0021e539" officeooo:paragraph-rsid="0021e539"/>
    </style:style>
    <style:style style:name="P47" style:family="paragraph" style:parent-style-name="Text_20_body">
      <style:text-properties style:font-name="Ubuntu Mono" fo:font-size="12pt" fo:font-weight="normal" officeooo:rsid="001ef5b2" officeooo:paragraph-rsid="0021e53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ae3bc" style:font-style-asian="normal" style:font-style-complex="normal"/>
    </style:style>
    <style:style style:name="T4" style:family="text">
      <style:text-properties fo:font-style="normal" officeooo:rsid="0018910b" style:font-style-asian="normal" style:font-style-complex="normal"/>
    </style:style>
    <style:style style:name="T5" style:family="text">
      <style:text-properties fo:font-style="normal" officeooo:rsid="001b7aba" style:font-style-asian="normal" style:font-style-complex="normal"/>
    </style:style>
    <style:style style:name="T6" style:family="text">
      <style:text-properties fo:font-style="normal" officeooo:rsid="001ef5b2" style:font-style-asian="normal" style:font-style-complex="normal"/>
    </style:style>
    <style:style style:name="T7" style:family="text">
      <style:text-properties fo:font-style="normal" officeooo:rsid="001a1bfc" style:font-style-asian="normal" style:font-style-complex="normal"/>
    </style:style>
    <style:style style:name="T8" style:family="text">
      <style:text-properties fo:font-style="normal" officeooo:rsid="001feb52" style:font-style-asian="normal" style:font-style-complex="normal"/>
    </style:style>
    <style:style style:name="T9" style:family="text">
      <style:text-properties fo:font-style="normal" officeooo:rsid="00277a50" style:font-style-asian="normal" style:font-style-complex="normal"/>
    </style:style>
    <style:style style:name="T10" style:family="text">
      <style:text-properties fo:font-style="normal" fo:font-weight="bold"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1a1bfc" style:font-style-asian="normal" style:font-weight-asian="bold" style:font-style-complex="normal" style:font-weight-complex="bold"/>
    </style:style>
    <style:style style:name="T13" style:family="text">
      <style:text-properties fo:font-style="normal" fo:font-weight="bold" officeooo:rsid="0018910b" style:font-style-asian="normal" style:font-weight-asian="bold" style:font-style-complex="normal" style:font-weight-complex="bold"/>
    </style:style>
    <style:style style:name="T14" style:family="text">
      <style:text-properties fo:font-style="normal" fo:font-weight="bold" officeooo:rsid="001b7aba" style:font-style-asian="normal" style:font-weight-asian="bold" style:font-style-complex="normal" style:font-weight-complex="bold"/>
    </style:style>
    <style:style style:name="T15" style:family="text">
      <style:text-properties fo:font-size="12pt"/>
    </style:style>
    <style:style style:name="T16" style:family="text">
      <style:text-properties fo:font-size="12pt" fo:font-weight="bold" style:font-weight-asian="bold" style:font-weight-complex="bold"/>
    </style:style>
    <style:style style:name="T17" style:family="text">
      <style:text-properties fo:font-size="12pt" style:text-underline-style="none" fo:font-weight="normal" officeooo:rsid="0020f29b"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Courier New" fo:font-size="12pt"/>
    </style:style>
    <style:style style:name="T20" style:family="text">
      <style:text-properties style:font-name="Courier New" fo:font-size="12pt" fo:font-weight="bold" style:font-weight-asian="bold" style:font-weight-complex="bold"/>
    </style:style>
    <style:style style:name="T21" style:family="text">
      <style:text-properties style:font-name="Courier New" fo:font-style="normal" fo:font-weight="bold" style:font-style-asian="normal" style:font-style-complex="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a:</text:p>
      <text:p text:style-name="P28"/>
      <text:p text:style-name="P5">nanxi@nanxi-OptiPlex-990:/var/log$ ls -l *log</text:p>
      <text:p text:style-name="P1">-rw-r--r-- 1 root <text:s text:c="2"/>root <text:s text:c="2"/>37734 Nov 21 10:06 alternatives.log</text:p>
      <text:p text:style-name="P1">-rw-r----- 1 syslog adm <text:s text:c="4"/>3108 Nov 28 09:48 auth.log</text:p>
      <text:p text:style-name="P1">-rw------- 1 root <text:s text:c="2"/>root <text:s text:c="6"/>0 Nov 14 04:32 boot.log</text:p>
      <text:p text:style-name="P1">-rw-r--r-- 1 root <text:s text:c="2"/>root <text:s text:c="2"/>56751 Aug <text:s/>5 12:59 bootstrap.log</text:p>
      <text:p text:style-name="P1">-rw-r--r-- 1 root <text:s text:c="2"/>root 1572597 Nov 26 09:45 dpkg.log</text:p>
      <text:p text:style-name="P1">-rw-r--r-- 1 root <text:s text:c="2"/>root <text:s text:c="2"/>32032 Nov <text:s/>6 10:27 faillog</text:p>
      <text:p text:style-name="P1">-rw-r--r-- 1 root <text:s text:c="2"/>root <text:s text:c="3"/>5784 Nov 19 09:58 fontconfig.log</text:p>
      <text:p text:style-name="P1">-rw-r--r-- 1 root <text:s text:c="2"/>root <text:s text:c="3"/>1221 Nov 28 03:46 gpu-manager.log</text:p>
      <text:p text:style-name="P1">-rw-r----- 1 syslog adm <text:s text:c="2"/>101714 Nov 28 09:46 kern.log</text:p>
      <text:p text:style-name="P1">-rw-rw-r-- 1 root <text:s text:c="2"/>utmp <text:s/>292292 Nov <text:s/>6 10:27 lastlog</text:p>
      <text:p text:style-name="P1">-rw-r----- 1 syslog adm <text:s text:c="5"/>898 Nov 28 09:51 syslog</text:p>
      <text:p text:style-name="P1">-rw------- 1 root <text:s text:c="2"/>root <text:s text:c="2"/>64064 Nov <text:s/>6 10:27 tallylog</text:p>
      <text:p text:style-name="P1">-rw-r--r-- 1 root <text:s text:c="2"/>root <text:s text:c="4"/>140 Nov 20 02:48 vbox-setup.log</text:p>
      <text:p text:style-name="P1"/>
      <text:p text:style-name="P28">1-b:</text:p>
      <text:p text:style-name="P7">nanxi@nanxi-OptiPlex-990:/var/log$ ls -l a*log</text:p>
      <text:p text:style-name="P28">-rw-r--r-- 1 root <text:s text:c="2"/>root 37734 Nov 21 10:06 alternatives.log</text:p>
      <text:p text:style-name="P28">-rw-r----- 1 syslog adm <text:s text:c="2"/>3108 Nov 28 09:48 auth.log</text:p>
      <text:p text:style-name="P28"/>
      <text:p text:style-name="P28">1-c</text:p>
      <text:p text:style-name="P7">nanxi@nanxi-OptiPlex-990:/var/log$ ls -l *log*</text:p>
      <text:p text:style-name="P28">-rw-r--r-- 1 root <text:s text:c="2"/>root <text:s text:c="2"/>37734 Nov 21 10:06 alternatives.log</text:p>
      <text:p text:style-name="P28">-rw-r----- 1 syslog adm <text:s text:c="4"/>3108 Nov 28 09:48 auth.log</text:p>
      <text:p text:style-name="P28">-rw-r----- 1 syslog adm <text:s text:c="3"/>31998 Nov 26 09:45 auth.log.1</text:p>
      <text:p text:style-name="P28">-rw-r----- 1 syslog adm <text:s text:c="5"/>836 Nov 18 13:36 auth.log.2.gz</text:p>
      <text:p text:style-name="P28">-rw-r----- 1 syslog adm <text:s text:c="4"/>1682 Nov 14 09:33 auth.log.3.gz</text:p>
      <text:p text:style-name="P28">-rw------- 1 root <text:s text:c="2"/>root <text:s text:c="6"/>0 Nov 14 04:32 boot.log</text:p>
      <text:p text:style-name="P28">-rw-r--r-- 1 root <text:s text:c="2"/>root <text:s text:c="2"/>56751 Aug <text:s/>5 12:59 bootstrap.log</text:p>
      <text:p text:style-name="P28">-rw-r--r-- 1 root <text:s text:c="2"/>root 1572597 Nov 26 09:45 dpkg.log</text:p>
      <text:p text:style-name="P28">-rw-r--r-- 1 root <text:s text:c="2"/>root <text:s text:c="2"/>32032 Nov <text:s/>6 10:27 faillog</text:p>
      <text:p text:style-name="P28">-rw-r--r-- 1 root <text:s text:c="2"/>root <text:s text:c="3"/>5784 Nov 19 09:58 fontconfig.log</text:p>
      <text:p text:style-name="P28">-rw-r--r-- 1 root <text:s text:c="2"/>root <text:s text:c="3"/>1221 Nov 28 03:46 gpu-manager.log</text:p>
      <text:p text:style-name="P28">-rw-r----- 1 syslog adm <text:s text:c="2"/>103601 Nov 28 09:56 kern.log</text:p>
      <text:p text:style-name="P28">-rw-r----- 1 syslog adm <text:s/>1032603 Nov 26 09:44 kern.log.1</text:p>
      <text:p text:style-name="P28">-rw-r----- 1 syslog adm <text:s text:c="3"/>17952 Nov 18 13:39 kern.log.2.gz</text:p>
      <text:p text:style-name="P28">-rw-r----- 1 syslog adm <text:s text:c="3"/>74039 Nov 14 09:32 kern.log.3.gz</text:p>
      <text:p text:style-name="P28">-rw-rw-r-- 1 root <text:s text:c="2"/>utmp <text:s/>292292 Nov <text:s/>6 10:27 lastlog</text:p>
      <text:p text:style-name="P28">-rw-r----- 1 syslog adm <text:s text:c="4"/>4570 Nov 28 09:56 syslog</text:p>
      <text:p text:style-name="P28">-rw-r----- 1 syslog adm <text:s text:c="2"/>245640 Nov 28 09:51 syslog.1</text:p>
      <text:p text:style-name="P28">-rw-r----- 1 syslog adm <text:s text:c="3"/>82964 Nov 26 09:49 syslog.2.gz</text:p>
      <text:p text:style-name="P28">-rw-r----- 1 syslog adm <text:s text:c="2"/>118301 Nov 25 10:24 syslog.3.gz</text:p>
      <text:p text:style-name="P28">-rw-r----- 1 syslog adm <text:s text:c="3"/>83712 Nov 22 13:39 syslog.4.gz</text:p>
      <text:p text:style-name="P28">-rw-r----- 1 syslog adm <text:s text:c="3"/>43163 Nov 21 09:49 syslog.5.gz</text:p>
      <text:p text:style-name="P28">-rw-r----- 1 syslog adm <text:s text:c="3"/>50694 Nov 20 08:53 syslog.6.gz</text:p>
      <text:p text:style-name="P28">-rw-r----- 1 syslog adm <text:s text:c="3"/>43743 Nov 19 09:43 syslog.7.gz</text:p>
      <text:p text:style-name="P28">-rw------- 1 root <text:s text:c="2"/>root <text:s text:c="2"/>64064 Nov <text:s/>6 10:27 tallylog</text:p>
      <text:p text:style-name="P28">-rw-r--r-- 1 root <text:s text:c="2"/>root <text:s text:c="4"/>140 Nov 20 02:48 vbox-setup.log</text:p>
      <text:p text:style-name="P28">-rw-r--r-- 1 root <text:s text:c="2"/>root <text:s text:c="4"/>140 Nov <text:s/>7 10:13 vbox-setup.log.1</text:p>
      <text:p text:style-name="P28"/>
      <text:p text:style-name="P28">2-a</text:p>
      <text:p text:style-name="P7">nanxi@nanxi-OptiPlex-990:~$ ls -l /bin/usr &amp;&gt; ls-output.txt </text:p>
      <text:p text:style-name="P7">nanxi@nanxi-OptiPlex-990:~$ cat ls-output.txt </text:p>
      <text:p text:style-name="P28">ls: cannot access '/bin/usr': No such file or directory</text:p>
      <text:p text:style-name="P28"><text:soft-page-break/></text:p>
      <text:p text:style-name="P28">meaning: list all the file names in /<text:span text:style-name="T1">bin/</text:span><text:span text:style-name="T2">usr/ folder </text:span><text:span text:style-name="T3">and</text:span><text:span text:style-name="T2"> output the result to ls-output.txt, </text:span><text:span text:style-name="T3">or output the error messages if there’s any.</text:span></text:p>
      <text:p text:style-name="P29"/>
      <text:p text:style-name="P30">2-b:</text:p>
      <text:p text:style-name="P39">nanxi@nanxi-OptiPlex-990:/var/log$ cat syslog -n | head -n 5</text:p>
      <text:p text:style-name="P30"><text:s text:c="5"/>1<text:tab/>Nov 28 09:51:19 nanxi-OptiPlex-990 rsyslogd: <text:s/>[origin software="rsyslogd" swVersion="8.32.0" x-pid="579" x-info="http://www.rsyslog.com"] rsyslogd was HUPed</text:p>
      <text:p text:style-name="P30"><text:s text:c="5"/>2<text:tab/>Nov 28 09:51:21 nanxi-OptiPlex-990 anacron[690]: Job `cron.daily' terminated</text:p>
      <text:p text:style-name="P30"><text:s text:c="5"/>3<text:tab/>Nov 28 09:51:21 nanxi-OptiPlex-990 anacron[690]: Job `cron.weekly' started</text:p>
      <text:p text:style-name="P30"><text:s text:c="5"/>4<text:tab/>Nov 28 09:51:21 nanxi-OptiPlex-990 anacron[2608]: Updated timestamp for job `cron.weekly' to 2019-11-28</text:p>
      <text:p text:style-name="P30"><text:s text:c="5"/>5<text:tab/>Nov 28 09:51:21 nanxi-OptiPlex-990 anacron[690]: Job `cron.weekly' terminated</text:p>
      <text:p text:style-name="P30"/>
      <text:p text:style-name="P30">2-c</text:p>
      <text:p text:style-name="P39">nanxi@nanxi-OptiPlex-990:/var/log$ cat syslog -n | tail -n 5</text:p>
      <text:p text:style-name="P30"><text:s text:c="4"/>57<text:tab/>Nov 28 10:08:02 nanxi-OptiPlex-990 systemd[1855]: Started Evince document viewer.</text:p>
      <text:p text:style-name="P30"><text:s text:c="4"/>58<text:tab/>Nov 28 10:08:02 nanxi-OptiPlex-990 dbus-daemon[1883]: [session uid=1000 pid=1883] Activating via systemd: service name='org.gtk.vfs.Metadata' unit='gvfs-metadata.service' requested by ':1.80' (uid=1000 pid=2830 comm="evince /home/nanxi/Downloads/TLCL-19.01.pdf " label="/usr/bin/evince (enforce)")</text:p>
      <text:p text:style-name="P30"><text:s text:c="4"/>59<text:tab/>Nov 28 10:08:02 nanxi-OptiPlex-990 systemd[1855]: Starting Virtual filesystem metadata service...</text:p>
      <text:p text:style-name="P30"><text:s text:c="4"/>60<text:tab/>Nov 28 10:08:02 nanxi-OptiPlex-990 dbus-daemon[1883]: [session uid=1000 pid=1883] Successfully activated service 'org.gtk.vfs.Metadata'</text:p>
      <text:p text:style-name="P30"><text:s text:c="4"/>61<text:tab/>Nov 28 10:08:02 nanxi-OptiPlex-990 systemd[1855]: Started Virtual filesystem metadata service.</text:p>
      <text:p text:style-name="P30"/>
      <text:p text:style-name="P31">2-d:</text:p>
      <text:p text:style-name="P40">nanxi@nanxi-OptiPlex-990:/var/log$ cat syslog -n | head -n 5 | tail -n 2</text:p>
      <text:p text:style-name="P31"><text:s text:c="5"/>4<text:tab/>Nov 28 09:51:21 nanxi-OptiPlex-990 anacron[2608]: Updated timestamp for job `cron.weekly' to 2019-11-28</text:p>
      <text:p text:style-name="P31"><text:s text:c="5"/>5<text:tab/>Nov 28 09:51:21 nanxi-OptiPlex-990 anacron[690]: Job `cron.weekly' terminated</text:p>
      <text:p text:style-name="P31"/>
      <text:p text:style-name="P32">2-e</text:p>
      <text:p text:style-name="P41">nanxi@nanxi-OptiPlex-990:~$ cat /var/log/syslog -n | head -n 5 | tail -n 2 | tee sysLogLines4and5.txt</text:p>
      <text:p text:style-name="P32"><text:s text:c="5"/>4<text:tab/>Nov 28 09:51:21 nanxi-OptiPlex-990 anacron[2608]: Updated timestamp for job `cron.weekly' to 2019-11-28</text:p>
      <text:p text:style-name="P32"><text:s text:c="5"/>5<text:tab/>Nov 28 09:51:21 nanxi-OptiPlex-990 anacron[690]: Job `cron.weekly' terminated</text:p>
      <text:p text:style-name="P32"/>
      <text:p text:style-name="P32"/>
      <text:p text:style-name="P33">2-f</text:p>
      <text:p text:style-name="P43"><text:span text:style-name="T2">ls /</text:span><text:span text:style-name="T1">usr/</text:span><text:span text:style-name="T2">bin | tee ls.txt</text:span></text:p>
      <text:p text:style-name="P43"><text:span text:style-name="T2">list all the file names in /</text:span><text:span text:style-name="T1">usr/bin </text:span><text:span text:style-name="T2">folder, use tee command to read the result and copy it to</text:span></text:p>
      <text:p text:style-name="P34">both standard output and ls.txt file.</text:p>
      <text:p text:style-name="P34"/>
      <text:p text:style-name="P35">2-g</text:p>
      <text:p text:style-name="P42"><text:soft-page-break/>nanxi@nanxi-OptiPlex-990:~$ cat &gt; notes.txt</text:p>
      <text:p text:style-name="P35">hello</text:p>
      <text:p text:style-name="P35">world</text:p>
      <text:p text:style-name="P35">^C</text:p>
      <text:p text:style-name="P42">nanxi@nanxi-OptiPlex-990:~$ cat notes.txt </text:p>
      <text:p text:style-name="P35">hello</text:p>
      <text:p text:style-name="P35">world</text:p>
      <text:p text:style-name="P35"/>
      <text:p text:style-name="P36">3-a</text:p>
      <text:p text:style-name="P37">mkdir ~/Document/proj-{A,B}-{0..2}{0..9}</text:p>
      <text:p text:style-name="P8"><text:span text:style-name="T2">make directories under <text:s/>~/Document/ with names proj-(A and B) – (from0 to 2)-(from 0 to 9) one by one,</text:span><text:span text:style-name="T4">result is like</text:span></text:p>
      <text:p text:style-name="P38">drwxr-xr-x 2 nanxi nanxi 4096 Nov 28 10:30 proj-A-00</text:p>
      <text:p text:style-name="P38">drwxr-xr-x 2 nanxi nanxi 4096 Nov 28 10:30 proj-A-01</text:p>
      <text:p text:style-name="P38">drwxr-xr-x 2 nanxi nanxi 4096 Nov 28 10:30 proj-A-02</text:p>
      <text:p text:style-name="P38">drwxr-xr-x 2 nanxi nanxi 4096 Nov 28 10:30 proj-A-03</text:p>
      <text:p text:style-name="P38">drwxr-xr-x 2 nanxi nanxi 4096 Nov 28 10:30 proj-A-04</text:p>
      <text:p text:style-name="P38">drwxr-xr-x 2 nanxi nanxi 4096 Nov 28 10:30 proj-A-05</text:p>
      <text:p text:style-name="P38">drwxr-xr-x 2 nanxi nanxi 4096 Nov 28 10:30 proj-A-06</text:p>
      <text:p text:style-name="P38">drwxr-xr-x 2 nanxi nanxi 4096 Nov 28 10:30 proj-A-07</text:p>
      <text:p text:style-name="P38">drwxr-xr-x 2 nanxi nanxi 4096 Nov 28 10:30 proj-A-08</text:p>
      <text:p text:style-name="P38">drwxr-xr-x 2 nanxi nanxi 4096 Nov 28 10:30 proj-A-09</text:p>
      <text:p text:style-name="P38">drwxr-xr-x 2 nanxi nanxi 4096 Nov 28 10:30 proj-A-10</text:p>
      <text:p text:style-name="P38">drwxr-xr-x 2 nanxi nanxi 4096 Nov 28 10:30 proj-A-11</text:p>
      <text:p text:style-name="P38">drwxr-xr-x 2 nanxi nanxi 4096 Nov 28 10:30 proj-A-12</text:p>
      <text:p text:style-name="P38">drwxr-xr-x 2 nanxi nanxi 4096 Nov 28 10:30 proj-A-13</text:p>
      <text:p text:style-name="P38">drwxr-xr-x 2 nanxi nanxi 4096 Nov 28 10:30 proj-A-14</text:p>
      <text:p text:style-name="P38">drwxr-xr-x 2 nanxi nanxi 4096 Nov 28 10:30 proj-A-15</text:p>
      <text:p text:style-name="P38">drwxr-xr-x 2 nanxi nanxi 4096 Nov 28 10:30 proj-A-16</text:p>
      <text:p text:style-name="P38">drwxr-xr-x 2 nanxi nanxi 4096 Nov 28 10:30 proj-A-17</text:p>
      <text:p text:style-name="P38">drwxr-xr-x 2 nanxi nanxi 4096 Nov 28 10:30 proj-A-18</text:p>
      <text:p text:style-name="P38">drwxr-xr-x 2 nanxi nanxi 4096 Nov 28 10:30 proj-A-19</text:p>
      <text:p text:style-name="P38">drwxr-xr-x 2 nanxi nanxi 4096 Nov 28 10:30 proj-A-20</text:p>
      <text:p text:style-name="P38">drwxr-xr-x 2 nanxi nanxi 4096 Nov 28 10:30 proj-A-21</text:p>
      <text:p text:style-name="P38">drwxr-xr-x 2 nanxi nanxi 4096 Nov 28 10:30 proj-A-22</text:p>
      <text:p text:style-name="P38">drwxr-xr-x 2 nanxi nanxi 4096 Nov 28 10:30 proj-A-23</text:p>
      <text:p text:style-name="P38">drwxr-xr-x 2 nanxi nanxi 4096 Nov 28 10:30 proj-A-24</text:p>
      <text:p text:style-name="P38">drwxr-xr-x 2 nanxi nanxi 4096 Nov 28 10:30 proj-A-25</text:p>
      <text:p text:style-name="P38">drwxr-xr-x 2 nanxi nanxi 4096 Nov 28 10:30 proj-A-26</text:p>
      <text:p text:style-name="P38">drwxr-xr-x 2 nanxi nanxi 4096 Nov 28 10:30 proj-A-27</text:p>
      <text:p text:style-name="P38">drwxr-xr-x 2 nanxi nanxi 4096 Nov 28 10:30 proj-A-28</text:p>
      <text:p text:style-name="P38">drwxr-xr-x 2 nanxi nanxi 4096 Nov 28 10:30 proj-A-29</text:p>
      <text:p text:style-name="P38">drwxr-xr-x 2 nanxi nanxi 4096 Nov 28 10:30 proj-B-00</text:p>
      <text:p text:style-name="P38">drwxr-xr-x 2 nanxi nanxi 4096 Nov 28 10:30 proj-B-01</text:p>
      <text:p text:style-name="P38">drwxr-xr-x 2 nanxi nanxi 4096 Nov 28 10:30 proj-B-02</text:p>
      <text:p text:style-name="P38">drwxr-xr-x 2 nanxi nanxi 4096 Nov 28 10:30 proj-B-03</text:p>
      <text:p text:style-name="P38">drwxr-xr-x 2 nanxi nanxi 4096 Nov 28 10:30 proj-B-04</text:p>
      <text:p text:style-name="P38">drwxr-xr-x 2 nanxi nanxi 4096 Nov 28 10:30 proj-B-05</text:p>
      <text:p text:style-name="P38">drwxr-xr-x 2 nanxi nanxi 4096 Nov 28 10:30 proj-B-06</text:p>
      <text:p text:style-name="P38">drwxr-xr-x 2 nanxi nanxi 4096 Nov 28 10:30 proj-B-07</text:p>
      <text:p text:style-name="P38">drwxr-xr-x 2 nanxi nanxi 4096 Nov 28 10:30 proj-B-08</text:p>
      <text:p text:style-name="P38">drwxr-xr-x 2 nanxi nanxi 4096 Nov 28 10:30 proj-B-09</text:p>
      <text:p text:style-name="P38">drwxr-xr-x 2 nanxi nanxi 4096 Nov 28 10:30 proj-B-10</text:p>
      <text:p text:style-name="P38">drwxr-xr-x 2 nanxi nanxi 4096 Nov 28 10:30 proj-B-11</text:p>
      <text:p text:style-name="P38">drwxr-xr-x 2 nanxi nanxi 4096 Nov 28 10:30 proj-B-12</text:p>
      <text:p text:style-name="P38">drwxr-xr-x 2 nanxi nanxi 4096 Nov 28 10:30 proj-B-13</text:p>
      <text:p text:style-name="P38"><text:soft-page-break/>drwxr-xr-x 2 nanxi nanxi 4096 Nov 28 10:30 proj-B-14</text:p>
      <text:p text:style-name="P38">drwxr-xr-x 2 nanxi nanxi 4096 Nov 28 10:30 proj-B-15</text:p>
      <text:p text:style-name="P38">drwxr-xr-x 2 nanxi nanxi 4096 Nov 28 10:30 proj-B-16</text:p>
      <text:p text:style-name="P38">drwxr-xr-x 2 nanxi nanxi 4096 Nov 28 10:30 proj-B-17</text:p>
      <text:p text:style-name="P38">drwxr-xr-x 2 nanxi nanxi 4096 Nov 28 10:30 proj-B-18</text:p>
      <text:p text:style-name="P38">drwxr-xr-x 2 nanxi nanxi 4096 Nov 28 10:30 proj-B-19</text:p>
      <text:p text:style-name="P38">drwxr-xr-x 2 nanxi nanxi 4096 Nov 28 10:30 proj-B-20</text:p>
      <text:p text:style-name="P38">drwxr-xr-x 2 nanxi nanxi 4096 Nov 28 10:30 proj-B-21</text:p>
      <text:p text:style-name="P38">drwxr-xr-x 2 nanxi nanxi 4096 Nov 28 10:30 proj-B-22</text:p>
      <text:p text:style-name="P38">drwxr-xr-x 2 nanxi nanxi 4096 Nov 28 10:30 proj-B-23</text:p>
      <text:p text:style-name="P38">drwxr-xr-x 2 nanxi nanxi 4096 Nov 28 10:30 proj-B-24</text:p>
      <text:p text:style-name="P38">drwxr-xr-x 2 nanxi nanxi 4096 Nov 28 10:30 proj-B-25</text:p>
      <text:p text:style-name="P38">drwxr-xr-x 2 nanxi nanxi 4096 Nov 28 10:30 proj-B-26</text:p>
      <text:p text:style-name="P38">drwxr-xr-x 2 nanxi nanxi 4096 Nov 28 10:30 proj-B-27</text:p>
      <text:p text:style-name="P38">drwxr-xr-x 2 nanxi nanxi 4096 Nov 28 10:30 proj-B-28</text:p>
      <text:p text:style-name="P38">drwxr-xr-x 2 nanxi nanxi 4096 Nov 28 10:30 proj-B-29</text:p>
      <text:p text:style-name="P38"/>
      <text:p text:style-name="P44"><text:span text:style-name="T2">3-b</text:span></text:p>
      <text:p text:style-name="P17"><text:span text:style-name="T2">(i) How does using single and double quotes or no quotes effect the output of these commands?</text:span></text:p>
      <text:p text:style-name="P18"><text:span text:style-name="T2">echo <text:s/>-e 'Directories of user $USER are: \n $(ls -d ~/*/)'</text:span></text:p>
      <text:p text:style-name="P22"><text:span text:style-name="T2">si</text:span><text:span text:style-name="T9">n</text:span><text:span text:style-name="T2">gle quote: print the content inside the quote with functions (“\n”)but no transfer of variables(“$”)</text:span></text:p>
      <text:p text:style-name="P19"><text:span text:style-name="T2">echo <text:s/>-e "Directories of user $USER are: \n $(ls -d ~/*/)"</text:span></text:p>
      <text:p text:style-name="P22"><text:span text:style-name="T2">double quote: print the content with both the functions(“\n”) and transfer of the variables(“$”)</text:span></text:p>
      <text:p text:style-name="P19"><text:span text:style-name="T2">echo <text:s/>-e Directories of user $USER are: \n $(ls -d ~/*/)</text:span></text:p>
      <text:p text:style-name="P22"><text:span text:style-name="T2">no quote: print the content without the functions(“\n”), but will transfer the variables(“$”)</text:span></text:p>
      <text:p text:style-name="P22"><text:span text:style-name="T2"/></text:p>
      <text:p text:style-name="P23"><text:span text:style-name="T2">(ii) What does the </text:span><text:span text:style-name="T10">$</text:span><text:span text:style-name="T2"> before USER mean?</text:span></text:p>
      <text:p text:style-name="P24"><text:span text:style-name="T2"><text:s/>$USER is a variable </text:span><text:span text:style-name="T6">that refers to the local user of this system</text:span></text:p>
      <text:p text:style-name="P23"><text:span text:style-name="T2"/></text:p>
      <text:p text:style-name="P23"><text:span text:style-name="T2">(iii) What does the </text:span><text:span text:style-name="T10">$</text:span><text:span text:style-name="T2"> before the ls command mean?</text:span></text:p>
      <text:p text:style-name="P25"><text:span text:style-name="T2">The bracket after $ become an argument</text:span></text:p>
      <text:p text:style-name="P25"><text:span text:style-name="T2"/></text:p>
      <text:p text:style-name="P25"><text:span text:style-name="T2">(iv) What does the –</text:span><text:span text:style-name="T10">e</text:span><text:span text:style-name="T2"> switch and the </text:span><text:span text:style-name="T10">\n</text:span><text:span text:style-name="T2"> escape character do in these commands?</text:span></text:p>
      <text:p text:style-name="P25"><text:span text:style-name="T2">-</text:span><text:span text:style-name="T5">e: enable interpretation of the following backslash escapes</text:span></text:p>
      <text:p text:style-name="P26"><text:span text:style-name="T2">\n:</text:span></text:p>
      <text:p text:style-name="P26"><text:span text:style-name="T12">echo <text:s/>-e Directories of user $USER are: \n $(ls -d ~/*/) - </text:span><text:span text:style-name="T11">did not do any thing</text:span></text:p>
      <text:p text:style-name="P27"><text:span text:style-name="T12">echo <text:s/>-e "Directories of user $USER are: \n $(ls -d ~/*/)" - </text:span><text:span text:style-name="T11">change to a new row</text:span></text:p>
      <text:p text:style-name="P27"><text:span text:style-name="T13">echo <text:s/>-e 'Directories of user $USER are: \n $(ls -d ~/*/)' - </text:span><text:span text:style-name="T11"><text:s text:c="2"/>change to a new row</text:span></text:p>
      <text:p text:style-name="P27"><text:span text:style-name="T11"/></text:p>
      <text:p text:style-name="P13"><text:span text:style-name="T2">(v) Explain the meaning of each part of the syntax of the ls command used here.</text:span></text:p>
      <text:p text:style-name="P12"><text:span text:style-name="T12">echo <text:s/>-e Directories of user $USER are: \n $(ls -d ~/*/) </text:span></text:p>
      <text:p text:style-name="P14"><text:span text:style-name="T7">l</text:span><text:span text:style-name="T2">ist all the director</text:span><text:span text:style-name="T8">ies</text:span><text:span text:style-name="T2"> under </text:span><text:span text:style-name="T8">user’s directory</text:span><text:span text:style-name="T2"> </text:span></text:p>
      <text:p text:style-name="P14"><text:span text:style-name="T2"/></text:p>
      <text:p text:style-name="P47"><text:span text:style-name="T8">4-a </text:span></text:p>
      <text:p text:style-name="P47"><text:span text:style-name="T2">Show your current user identity with the </text:span><text:span text:style-name="T10">id</text:span><text:span text:style-name="T2"> command.</text:span></text:p>
      <text:p text:style-name="P11">nanxi@nanxi-OptiPlex-990:~$ id</text:p>
      <text:p text:style-name="P10">uid=1000(nanxi) gid=1000(nanxi) groups=1000(nanxi),4(adm),24(cdrom),27(sudo),30(dip),46(plugdev),116(lpadmin),126(sambashare)</text:p>
      <text:p text:style-name="P10"/>
      <text:p text:style-name="P2"><text:span text:style-name="T17">4-b </text:span></text:p>
      <text:p text:style-name="P2"><text:soft-page-break/><text:span text:style-name="T15">Create a file owned by the root user in your Documents folder with this command:<text:line-break/>ls -la /var/log &gt; ~/Documents/loglist.txt<text:line-break/>sudo cp ~/Documents/loglist.txt ~/Documents/loglistB.txt</text:span></text:p>
      <text:p text:style-name="P3"><text:span text:style-name="T15"/></text:p>
      <text:p text:style-name="P3"><text:span text:style-name="T15">n</text:span><text:span text:style-name="T16">anxi@nanxi-OptiPlex-990:~$ ls -la /var/log &gt; ~/Documents/loglist.txt</text:span></text:p>
      <text:p text:style-name="P3"><text:span text:style-name="T16">nanxi@nanxi-OptiPlex-990:~$ sudo cp ~/Documents/loglist.txt</text:span><text:span text:style-name="T15"> ~/Documents/loglistB.txt</text:span></text:p>
      <text:p text:style-name="P3"><text:span text:style-name="T15">[sudo] password for nanxi: </text:span></text:p>
      <text:p text:style-name="P3"><text:span text:style-name="T15">nanxi@nanxi-OptiPlex-990:~$ </text:span></text:p>
      <text:p text:style-name="P3"><text:span text:style-name="T15"/></text:p>
      <text:p text:style-name="P4"><text:span text:style-name="T15">4-c</text:span></text:p>
      <text:p text:style-name="P46"><text:span text:style-name="T15">Change the group and owner of the loglistB.txt file to your user id:</text:span></text:p>
      <text:p text:style-name="P6"><text:span text:style-name="T15">nanxi@nanxi-OptiPlex-990:~$ sudo chown :nanxi ~/Documents/loglistB.txt</text:span></text:p>
      <text:p text:style-name="P6"><text:span text:style-name="T15"/></text:p>
      <text:p text:style-name="P45"><text:span text:style-name="T15">4-d</text:span></text:p>
      <text:p text:style-name="P15">Change the permissions on this file to be readable, writeable and executable for the user and group, and readable and executable for everyone else. Show the command in both symbolic (rwx) representation and in octal representation.</text:p>
      <text:p text:style-name="P20"><text:span text:style-name="T15"/></text:p>
      <text:p text:style-name="P9">-rw-r--r-- <text:s/></text:p>
      <text:p text:style-name="P21"><text:span text:style-name="T2">nanxi@nanxi-OptiPlex-990:~/Documents$ sudo chmod 775 ~/Documents/loglistB.txt</text:span></text:p>
      <text:p text:style-name="P12">-rwxrwxr-x <text:s/>1 root <text:s/>nanxi <text:s/>3725 Dec <text:s/>2 13:15 loglistB.txt*</text:p>
      <text:p text:style-name="P12"/>
      <text:p text:style-name="P16"><text:span text:style-name="T14">nanxi@nanxi-OptiPlex-990:~/Documents$ sudo chmod u+x,g+wx,o+x ~/Documents/loglistB.txt</text:span></text:p>
      <text:p text:style-name="P16"><text:span text:style-name="T14">[</text:span><text:span text:style-name="T5">sudo] password for nanxi: </text:span></text:p>
      <text:p text:style-name="P16"><text:span text:style-name="T5">nanxi@nanxi-OptiPlex-990:~/Documents$ ll -l</text:span></text:p>
      <text:p text:style-name="P16"><text:span text:style-name="T5">total 60</text:span></text:p>
      <text:p text:style-name="P16"><text:span text:style-name="T5">drwxr-xr-x <text:s/>3 nanxi nanxi <text:s/>4096 Dec <text:s/>2 14:04 ./</text:span></text:p>
      <text:p text:style-name="P16"><text:span text:style-name="T5">drwxr-xr-x 19 nanxi nanxi <text:s/>4096 Dec <text:s/>2 12:46 ../</text:span></text:p>
      <text:p text:style-name="P16"><text:span text:style-name="T5">-rw-rw-r-- <text:s/>1 nanxi nanxi <text:s/>7508 Nov 20 09:27 Assignment</text:span></text:p>
      <text:p text:style-name="P16"><text:span text:style-name="T5">-rw-rw-r-- <text:s/>1 nanxi nanxi 26585 Dec <text:s/>2 14:04 lab04.odt</text:span></text:p>
      <text:p text:style-name="P16"><text:span text:style-name="T5">-rw-r--r-- <text:s/>1 nanxi nanxi <text:s text:c="3"/>84 Dec <text:s/>2 14:04 .~lock.lab04.odt#</text:span></text:p>
      <text:p text:style-name="P16"><text:span text:style-name="T5">-rwxrwxr-x <text:s/>1 root <text:s/>nanxi <text:s/>3725 Dec <text:s/>2 13:15 loglistB.txt*</text:span></text:p>
      <text:p text:style-name="P16"><text:span text:style-name="T5">-rw-r--r-- <text:s/>1 nanxi nanxi <text:s/>3725 Dec <text:s/>2 13:15 loglist.txt</text:span></text:p>
      <text:p text:style-name="P16"><text:span text:style-name="T5">drwxr-xr-x <text:s/>2 nanxi nanxi <text:s/>4096 Nov 20 10:20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erif"/>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09:56:41.414270946</meta:creation-date>
    <dc:date>2019-12-02T15:28:04.284966766</dc:date>
    <meta:editing-duration>PT2H41M21S</meta:editing-duration>
    <meta:editing-cycles>27</meta:editing-cycles>
    <meta:generator>LibreOffice/6.0.7.3$Linux_X86_64 LibreOffice_project/00m0$Build-3</meta:generator>
    <meta:document-statistic meta:table-count="0" meta:image-count="0" meta:object-count="0" meta:page-count="5" meta:paragraph-count="201" meta:word-count="1729" meta:character-count="11362" meta:non-whitespace-character-count="9568"/>
  </office:meta>
</office:document-meta>
</file>